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Лист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Задача</text:p>
          </table:table-cell>
          <table:table-cell table:style-name="ce1" office:value-type="string" calcext:value-type="string">
            <text:p>Статус</text:p>
          </table:table-cell>
          <table:table-cell/>
        </table:table-row>
        <table:table-row table:style-name="ro2">
          <table:table-cell office:value-type="string" calcext:value-type="string">
            <text:p>Минимизировать форму регистрации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string" calcext:value-type="string">
            <text:p>Починить ссылки на создание объектов на старом сайте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string" calcext:value-type="string">
            <text:p>Подключить авторизацию на главном входе в сайт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string" calcext:value-type="string">
            <text:p>Оценить сроки на создание интерфейса создания программ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string" calcext:value-type="string">
            <text:p>Обеспечить установку начального положения карты из адресной строки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Убрать пн.ш и сх.д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string" calcext:value-type="string">
            <text:p>Термін збору коштів для початку проекту — формат над полем ввода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string" calcext:value-type="string">
            <text:p>view=1 <text:s text:c="2"/>request for singleView data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string" calcext:value-type="string">
            <text:p>lasy load repai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048-798-85-80, <text:s/>093-062-42-65, <text:s/>094-950-26-78 <text:s/>Ремонт выхлопных</text:p>
          </table:table-cell>
          <table:table-cell/>
          <table:table-cell office:value-type="string" calcext:value-type="string">
            <text:p>Объездная дорога, 148а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a xlink:href="http://sportcar.in.ua/" xlink:type="simple">http://sportcar.in.ua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.00.0000</text:date>, <text:time style:data-style-name="N2" text:time-value="11:54:38.523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2:22:03.736000000</meta:creation-date>
    <dc:date>2016-07-04T16:14:03.700000000</dc:date>
    <meta:editing-duration>PT8H41M5S</meta:editing-duration>
    <meta:editing-cycles>8</meta:editing-cycles>
    <meta:generator>LibreOffice/5.0.6.3$Windows_x86 LibreOffice_project/490fc03b25318460cfc54456516ea2519c11d1aa</meta:generator>
    <meta:document-statistic meta:table-count="1" meta:cell-count="23" meta:object-count="0"/>
  </office:meta>
</office:document-meta>
</file>